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b9574" officeooo:paragraph-rsid="001b9574"/>
    </style:style>
    <style:style style:name="P2" style:family="paragraph" style:parent-style-name="Standard">
      <style:text-properties fo:language="it" fo:country="IT" officeooo:rsid="001b9574" officeooo:paragraph-rsid="001c51e6"/>
    </style:style>
    <style:style style:name="P3" style:family="paragraph" style:parent-style-name="Standard">
      <style:text-properties fo:language="it" fo:country="IT" officeooo:rsid="001c51e6" officeooo:paragraph-rsid="001c51e6"/>
    </style:style>
    <style:style style:name="P4" style:family="paragraph" style:parent-style-name="Standard">
      <style:text-properties fo:language="it" fo:country="IT" officeooo:rsid="001e1f7c" officeooo:paragraph-rsid="001e1f7c"/>
    </style:style>
    <style:style style:name="P5" style:family="paragraph" style:parent-style-name="Standard">
      <style:text-properties fo:language="it" fo:country="IT" officeooo:rsid="001edad2" officeooo:paragraph-rsid="001edad2"/>
    </style:style>
    <style:style style:name="P6" style:family="paragraph" style:parent-style-name="Standard">
      <style:text-properties fo:language="it" fo:country="IT" officeooo:rsid="001f1e29" officeooo:paragraph-rsid="001f1e29"/>
    </style:style>
    <style:style style:name="P7" style:family="paragraph" style:parent-style-name="Standard">
      <style:text-properties fo:language="it" fo:country="IT" officeooo:rsid="0020fded" officeooo:paragraph-rsid="0020fded"/>
    </style:style>
    <style:style style:name="P8" style:family="paragraph" style:parent-style-name="Standard">
      <style:text-properties fo:language="it" fo:country="IT" officeooo:rsid="0020fded" officeooo:paragraph-rsid="0021739b"/>
    </style:style>
    <style:style style:name="P9" style:family="paragraph" style:parent-style-name="Standard">
      <style:text-properties fo:language="it" fo:country="IT" officeooo:rsid="001f1e29" officeooo:paragraph-rsid="001f1e29"/>
    </style:style>
    <style:style style:name="P10" style:family="paragraph" style:parent-style-name="Standard">
      <style:text-properties fo:language="it" fo:country="IT" officeooo:rsid="001c6911" officeooo:paragraph-rsid="001c6911"/>
    </style:style>
    <style:style style:name="P11" style:family="paragraph" style:parent-style-name="Standard">
      <style:text-properties fo:language="it" fo:country="IT" officeooo:rsid="0021739b" officeooo:paragraph-rsid="0021739b"/>
    </style:style>
    <style:style style:name="P12" style:family="paragraph" style:parent-style-name="Title">
      <style:text-properties officeooo:rsid="001f9f59" officeooo:paragraph-rsid="001f9f59"/>
    </style:style>
    <style:style style:name="T1" style:family="text">
      <style:text-properties officeooo:rsid="001c51e6"/>
    </style:style>
    <style:style style:name="T2" style:family="text">
      <style:text-properties officeooo:rsid="001daf55"/>
    </style:style>
    <style:style style:name="T3" style:family="text">
      <style:text-properties officeooo:rsid="001edad2"/>
    </style:style>
    <style:style style:name="T4" style:family="text">
      <style:text-properties officeooo:rsid="001f1e29"/>
    </style:style>
    <style:style style:name="T5" style:family="text">
      <style:text-properties officeooo:rsid="0020fded"/>
    </style:style>
    <style:style style:name="T6" style:family="text">
      <style:text-properties officeooo:rsid="0021739b"/>
    </style:style>
    <style:style style:name="T7" style:family="text">
      <style:text-properties officeooo:rsid="0022b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etto SO 2019-2020</text:p>
      <text:p text:style-name="P7">Il programma genera un campo da gioco basandosi sulle variabili d’ambiente acquisite al lancio.</text:p>
      <text:p text:style-name="P1"><text:span text:style-name="T5">E</text:span>seguita la fase di di creazione de<text:span text:style-name="T4">l c</text:span>ampo da gioco, con relativo posizionamento delle flags, vengono creati i giocatori che posizionano ordinatamente le loro pedine e forniscono le indicazioni.</text:p>
      <text:p text:style-name="P1">Tali indicazioni sono derivanti dal calcolo matematico della distanza di ogni pedina da ogni flag, in modo tale che ad ogni pedina venga assegn<text:span text:style-name="T5">a</text:span>ta la flag pi<text:span text:style-name="T5">ù</text:span> vicina; successivamente lo stesso algoritmo viene riutilizzato per assegnare alle pedine un obbiettivo secondario.</text:p>
      <text:p text:style-name="P2"><text:span text:style-name="T5">I</text:span>l giocatore effettua <text:span text:style-name="T5">quindi</text:span> un controllo atto a verificare che ogni flag sia obbiettivo (primario o secondario) di <text:span text:style-name="T1">almeno una pedina, in modo da escludere la possibilità che una flag non venga presa come obbiettivo di nessuna pedina.</text:span></text:p>
      <text:p text:style-name="P3">Segnalata al master la conclusione della fase di <text:s/>comunicazione delle indicazioni quest’ultimo avvia il timer di gioco e rimane in attesa di riceve messaggi su una <text:span text:style-name="T5">Q</text:span>ueue che permette alle pedine di segnalare le bandiere prese.</text:p>
      <text:p text:style-name="P6">Perlappunto quando una pedina conquista una bandiera invia su quella coda un messaggio avente con msgtype un id specifico della bandiera.</text:p>
      <text:p text:style-name="P6">In questo modo tutte le pedine che sono in ascolto su quella coda possono identificare velocemente se il messaggio le riguarda o meno e, nel secondo caso, agire di conseguenza come spiegato successivamente.</text:p>
      <text:p text:style-name="P6">Anche il master e in attesa su quella coda e quando riceve un messaggio esegue tutti i calcoli relativi al punteggio.</text:p>
      <text:p text:style-name="P6">Essendo in molti i lettori di questa coda essa viene sempre usata con il flag MSG_COPY e sar<text:span text:style-name="T5">à</text:span> compito del master ripulirla a fine turno.</text:p>
      <text:p text:style-name="P10">Le pedine quando il master annuncia l’ inizio del round iniziano a muoversi verso la flag, riducendo la distanza sull’asse X e Y rispetto alla flag obbiettivo e scegliendo la direzione in modo da mantenere sempre <text:span text:style-name="T2">minima la differenza fra la distanza su X e quella su Y per ottimizzare le manovre nel caso la pedina incontri un’altra.</text:span></text:p>
      <text:p text:style-name="P8">Nel caso la pedina tenti di accedere ad una casella già occupata aspetterà <text:span text:style-name="T6">un tempo limitato (0.1 secondi), poi tenterà di muoversi lungo l’altro asse. </text:span></text:p>
      <text:p text:style-name="P8"><text:span text:style-name="T6">Se il movimento fosse sconveniente , ad esempio se il movimento sull’asse x è impossibilitato da un’altra pedina e la pedina si trova già a distanza 0 dalla flag rispetto all’asse y, o nel caso il movimento non sia possibile neanche in tale direzione la pedina cede il suo turno ed aspetta, nella speranza che una delle due caselle si liberi.</text:span></text:p>
      <text:p text:style-name="P11">A seguito di diverse prove <text:span text:style-name="T7">con diverse strategie (</text:span>quali allontanarsi, aggirare l’ostacolo o attendere fino a fine round<text:span text:style-name="T7">) </text:span>ho concluso che tale soluzione, nonostante sia la più semplice, è la più efficiente. </text:p>
      <text:p text:style-name="P4">Se una pedina riceve l’avviso di flag presa e la flag in questione era il suo obbiettivo calcola se il numero di mosse che le <text:span text:style-name="T6">è</text:span> rimasto <text:span text:style-name="T3">le permette di raggiungere la flag.</text:span></text:p>
      <text:p text:style-name="P5">Se <text:span text:style-name="T6">è </text:span>cosi si dirige verso la nuova flag obbiettivo, altrimenti si ferma e non fa nulla <text:span text:style-name="T5">per il resto del rou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1:11:41.830219390</meta:creation-date>
    <meta:generator>LibreOffice/6.1.6.3$Linux_X86_64 LibreOffice_project/10$Build-3</meta:generator>
    <dc:date>2020-01-13T15:51:00.017175984</dc:date>
    <meta:editing-duration>PT58M37S</meta:editing-duration>
    <meta:editing-cycles>6</meta:editing-cycles>
    <meta:document-statistic meta:table-count="0" meta:image-count="0" meta:object-count="0" meta:page-count="1" meta:paragraph-count="16" meta:word-count="492" meta:character-count="2953" meta:non-whitespace-character-count="2474"/>
  </office:meta>
</office:document-meta>
</file>